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Sikkerhed (Kenneth)</text:span></text:p>
      <text:p text:style-name="Standard"/>
      <text:p text:style-name="Standard">Når der udvikles IT-systemer er det ofte en god idé at tænke over en eller flere former for sikkerhed. <text:s text:c="3"/>Det være sig f.eks. brugerautentifikation, hvor og hvordan gemmes brugeres login-information, er det nødvendigt med minimumskrav til at f.eks. kodeord skal indeholde alfanumeriske karakterer og special-tegn samt have en vis længde. Er der personfølsom data i databasen, er der ligeledes lovkrav, der skal opfyldes. Der skal altså tænkes meget over, hvordan man gemmer og transmiterer data. </text:p>
      <text:p text:style-name="Standard"/>
      <text:p text:style-name="Standard"><text:span text:style-name="T1">Opbevaring af brugerinformation</text:span> </text:p>
      <text:p text:style-name="Standard"/>
      <text:p text:style-name="Standard">For at sikre imod uautoriseret adgang til vores system, skal enhver, der ønsker at benytte systemet som medarbejder logge ind med brugernavn og adgangskode. Både brugernavn og adgangskode gemmes i databasen, hvoraf brugernavn gemmes som rå tekst og password er gemt som en 256 bit kryptografisk hashværdi, generet med Sha-256 algoritmen, tilføjet en 16 bit ”random” salt, itereret <text:s/>100.000 gange.</text:p>
      <text:p text:style-name="Standard">At kodeordet er gemt på denne måde, betyder at såfremt nogen skulle bryde ind databasen, så er passwords stadig sikre og der kan ikke denne vej igennem opnås uautoriseret adgang til systemet.</text:p>
      <text:p text:style-name="Standard"/>
      <text:p text:style-name="Standard">Kunder logger ind med deres telefonnr., som vi dog ikke har gemt som hashværdier i databasen, hvilket er noget vi sagtens kunne have valgt at gøre på samme måde som med passwords. Kunder har dog langt fra adgang til samme funktionalitet som klinikkens medarbejdere, hvorfor vi har valgt denne fremgangsmåde indtil videre.</text:p>
      <text:p text:style-name="Standard"/>
      <text:p text:style-name="P1">Adgang til systemet.</text:p>
      <text:p text:style-name="Standard"/>
      <text:p text:style-name="Standard">Medarbejder-login er beskyttet mod brute force angreb i det systemet lukker ned og spærrer (pt. fiktivt) for ip-adressen i en time, efter 3 fejlede loginforsøg.</text:p>
      <text:p text:style-name="Standard"/>
      <text:p text:style-name="Standard">Kundelogin har ikke samme beskyttelsesforanstaltninger af årsager bekskrevet ovenfor.</text:p>
      <text:p text:style-name="Standard"/>
      <text:p text:style-name="Standard">Vores database ligger lokalt og indeholder kun dummy-data på nuværende tidspunkt. Derfor er brugernavn og password mindre relevant her.</text:p>
      <text:p text:style-name="Standard"/>
      <text:p text:style-name="P1">Øvrige trusler</text:p>
      <text:p text:style-name="P1"/>
      <text:p text:style-name="P2">Der findes et utal af trusler mod den generelle datasikkerhed. Det være sig brute force attacks, keyloggers, virus, opsnapning af rå data sendt over netværket, (u)tilsigtede lækager af data, phishing osv. Intet system er 100% sikkert og der bør altid foretages en vurdering af, hvor følsom data der er med at gøre, og derefter de rette forholdsregler, opvejet imod det stigende besvær, der skabes som følge at større sikkerhedsforanstaltninger.</text:p>
      <text:p text:style-name="P2"/>
      <text:p text:style-name="P2">Udover ovenstående sikkerhedsforanstaltninger har vi for at beskytte databasen mod SQL-injections brugt prepared statements i vores SQL-queries.</text:p>
      <text:p text:style-name="P2"/>
      <text:p text:style-name="P2"><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nneth Mundt</meta:initial-creator>
    <meta:creation-date>2014-12-10T18:36:03.78</meta:creation-date>
    <dc:date>2014-12-11T15:03:35.40</dc:date>
    <dc:creator>Kenneth Mundt</dc:creator>
    <meta:editing-duration>PT19H56M24S</meta:editing-duration>
    <meta:editing-cycles>4</meta:editing-cycles>
    <meta:generator>OpenOffice/4.1.0$Win32 OpenOffice.org_project/410m18$Build-9764</meta:generator>
    <meta:document-statistic meta:table-count="0" meta:image-count="0" meta:object-count="0" meta:page-count="1" meta:paragraph-count="14" meta:word-count="368" meta:character-count="2458"/>
  </office:meta>
</office:document-meta>
</file>